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TreeConverter.marshal( Object arg0 , HierarchicalStreamWriter writer , Marshalling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shTreeConverter.HashTreeConverter( Mapp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Converter.unmarshal( HierarchicalStreamReader reader , Unmarshalling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ashTree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Tree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